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orizontal_20_Line"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size="7pt" fo:font-weight="normal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691cm" style:type="center"/>
          <style:tab-stop style:position="27.38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2.171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9.97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none"/>
    </style:style>
    <style:style style:name="Table2.5" style:family="table-row">
      <style:table-row-properties style:min-row-height="0.427cm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Horizontal_20_Line">
      <style:text-properties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0.279cm" fo:margin-bottom="0.889cm" fo:margin-left="0.533cm" fo:margin-right="0.27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10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IVT</text:p>
            </table:table-cell>
            <table:table-cell table:style-name="Table1.B1" office:value-type="string">
              <text:p text:style-name="MP1">Injection intravitréenne</text:p>
            </table:table-cell>
          </table:table-row>
          <table:table-row>
            <table:table-cell table:style-name="Table1.A2" office:value-type="string">
              <text:p text:style-name="Table_20_Contents">PKE+ICP</text:p>
            </table:table-cell>
            <table:table-cell table:style-name="Table1.B2" office:value-type="string">
              <text:p text:style-name="MP1">Phakoémulsification et implantation en chambre postérieure</text:p>
            </table:table-cell>
          </table:table-row>
          <table:table-row>
            <table:table-cell table:style-name="Table1.A2" office:value-type="string">
              <text:p text:style-name="Table_20_Contents">V3V+EL+GAZ</text:p>
            </table:table-cell>
            <table:table-cell table:style-name="Table1.B2" office:value-type="string">
              <text:p text:style-name="MP1">Vitrectomie 3 Voies + endolaser et tamponnement par gaz</text:p>
            </table:table-cell>
          </table:table-row>
          <table:table-row>
            <table:table-cell table:style-name="Table1.A2" office:value-type="string">
              <text:p text:style-name="Table_20_Contents">V3V+EL+HS</text:p>
            </table:table-cell>
            <table:table-cell table:style-name="Table1.B2" office:value-type="string">
              <text:p text:style-name="MP1">Vitrectomie 3 Voies + endolaser et tamponnement par huile de silicone</text:p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B2" office:value-type="string">
              <text:p text:style-name="MP1"/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B2" office:value-type="string">
              <text:p text:style-name="MP1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2"><text:text-input text:description="&lt;company.name&gt;">&lt;company.name&gt;</text:text-input></text:p>
            </table:table-cell>
          </table:table-row>
          <table:table-row>
            <table:table-cell table:style-name="Table2.A1" office:value-type="string">
              <text:p text:style-name="MP2">Dr FRANCOIS</text:p>
            </table:table-cell>
          </table:table-row>
          <table:table-row>
            <table:table-cell table:style-name="Table2.A1" office:value-type="string">
              <text:p text:style-name="MP2"><text:text-input text:description="&lt;company.street&gt;">&lt;company.street&gt;</text:text-input> <text:text-input text:description="&lt;company.city&gt;">&lt;company.city&gt;</text:text-input></text:p>
            </table:table-cell>
          </table:table-row>
          <table:table-row>
            <table:table-cell table:style-name="Table2.A1" office:value-type="string">
              <text:p text:style-name="MP2">Tél : <text:text-input text:description="&lt;company.phone&gt;">&lt;company.phone&gt;</text:text-input>/ Fax : <text:text-input text:description="&lt;company.fax&gt;">&lt;company.fax&gt;</text:text-input></text:p>
            </table:table-cell>
          </table:table-row>
          <table:table-row table:style-name="Table2.5">
            <table:table-cell table:style-name="Table2.A1" office:value-type="string">
              <text:p text:style-name="MP2">Email :<text:text-input text:description="&lt;company.email&gt;">&lt;company.email&gt;</text:text-input></text:p>
              <text:p text:style-name="MP3"/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1:51:32</meta:creation-date>
    <dc:date>2014-03-12T16:13:19</dc:date>
    <meta:editing-duration>PT6H34M19S</meta:editing-duration>
    <meta:editing-cycles>31</meta:editing-cycles>
    <meta:generator>LibreOffice/3.5$Linux_X86_64 LibreOffice_project/350m1$Build-2</meta:generator>
    <dc:creator>L. FRANCOIS</dc:creator>
    <meta:document-statistic meta:table-count="2" meta:image-count="0" meta:object-count="0" meta:page-count="1" meta:paragraph-count="13" meta:word-count="45" meta:character-count="355" meta:non-whitespace-character-count="323"/>
  </office:meta>
</office:document-meta>
</file>